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cb8" officeooo:paragraph-rsid="000c3cb8"/>
    </style:style>
    <style:style style:name="P2" style:family="paragraph" style:parent-style-name="Standard">
      <style:text-properties officeooo:rsid="000c3cb8" officeooo:paragraph-rsid="000ee00e"/>
    </style:style>
    <style:style style:name="P3" style:family="paragraph" style:parent-style-name="Standard">
      <style:text-properties officeooo:rsid="000ee00e" officeooo:paragraph-rsid="000ee00e"/>
    </style:style>
    <style:style style:name="T1" style:family="text">
      <style:text-properties officeooo:rsid="0010cfba"/>
    </style:style>
    <style:style style:name="T2" style:family="text">
      <style:text-properties officeooo:rsid="0011456f"/>
    </style:style>
    <style:style style:name="T3" style:family="text">
      <style:text-properties officeooo:rsid="001316ff"/>
    </style:style>
    <style:style style:name="T4" style:family="text">
      <style:text-properties officeooo:rsid="001612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trees encompass a family of recursive data structures and lay the foundation for more complex trees.</text:p>
      <text:p text:style-name="P1"/>
      <text:p text:style-name="P1">Breath</text:p>
      <text:p text:style-name="P1"/>
      <text:p text:style-name="P1">The basic building block of a Binary Tree is a node. Each node has three pointers to other nodes: a left <text:s/>child, a right <text:s/>child, and a parent. </text:p>
      <text:p text:style-name="P1"/>
      <text:p text:style-name="P1">Breath</text:p>
      <text:p text:style-name="P1"/>
      <text:p text:style-name="P1">Binary trees are like family trees: a is the parent of b, and b is the left child of a. a is also c’s parent, but c is the right child of a.</text:p>
      <text:p text:style-name="P1"/>
      <text:p text:style-name="P1">pause 1</text:p>
      <text:p text:style-name="P1"/>
      <text:p text:style-name="P1">Other familial relations hold: a is d's grandparent, and d is a's grandchild.</text:p>
      <text:p text:style-name="P1">a's descendants are a's children, and their children, and so on, and e's ancestors are e's parent, and their parent, and so on.</text:p>
      <text:p text:style-name="P1"/>
      <text:p text:style-name="P1">Pause 1</text:p>
      <text:p text:style-name="P1"/>
      <text:p text:style-name="P1">Another metaphor for a binary tree is one in a forest; but the tree is upside down. In computer science, the <text:span text:style-name="T4">tree’s root is </text:span>at the top, and the leaves are at the bottom.</text:p>
      <text:p text:style-name="P1"/>
      <text:p text:style-name="P1">Breath</text:p>
      <text:p text:style-name="P1"/>
      <text:p text:style-name="P1">The root of the tree is special, it has no parent. The leaves are also special, they have no children, or rather, they have null children.</text:p>
      <text:p text:style-name="P1"/>
      <text:p text:style-name="P1">Pause 1</text:p>
      <text:p text:style-name="P1"/>
      <text:p text:style-name="P1">The tree itself consists of just the root. A single node is a valid tree.</text:p>
      <text:p text:style-name="P1"/>
      <text:p text:style-name="P1">Breath</text:p>
      <text:p text:style-name="P1"/>
      <text:p text:style-name="P1">The subtree of a node is a tree <text:span text:style-name="T4">containing </text:span><text:s/>of the node and its descendants. The root of the subtree is the original node.</text:p>
      <text:p text:style-name="P1"/>
      <text:p text:style-name="P1">Breath</text:p>
      <text:p text:style-name="P1"/>
      <text:p text:style-name="P1">The subtree of c looks like this. The subtree of d is just d.</text:p>
      <text:p text:style-name="P1"/>
      <text:p text:style-name="P1">pause 1</text:p>
      <text:p text:style-name="P1"/>
      <text:p text:style-name="P1">The size of a tree is the number of nodes in the tree. For example, this tree's size is 7.</text:p>
      <text:p text:style-name="P1"/>
      <text:p text:style-name="P1">breath</text:p>
      <text:p text:style-name="P1"/>
      <text:p text:style-name="P1"/>
      <text:p text:style-name="P1"><text:soft-page-break/>Nodes point to other nodes of in a recursive manner, and we can mirror this with recursive algorithms.</text:p>
      <text:p text:style-name="P1"/>
      <text:p text:style-name="P1">Pause 1</text:p>
      <text:p text:style-name="P1"/>
      <text:p text:style-name="P1">For example, a recursive algorithm for size of a binary tree rooted at a node u would <text:span text:style-name="T2">be</text:span>: <text:span text:style-name="T4">0 if u is null, or size of u’s left child plus size of u’s right child + 1 otherwise.</text:span></text:p>
      <text:p text:style-name="P1"/>
      <text:p text:style-name="P1">pause 1</text:p>
      <text:p text:style-name="P1"/>
      <text:p text:style-name="P1">The height of a node is the distance in pointer hops to its farthest descendant.</text:p>
      <text:p text:style-name="P1"/>
      <text:p text:style-name="P1">Breath</text:p>
      <text:p text:style-name="P1"/>
      <text:p text:style-name="P1">The height of a leaf is always 0. The height of c is 1.</text:p>
      <text:p text:style-name="P1"/>
      <text:p text:style-name="P1">breath</text:p>
      <text:p text:style-name="P1"/>
      <text:p text:style-name="P2">The height of a tree is the height of its root. The height of this tree is 2. It would be natural to use recursion to compute this as well.</text:p>
      <text:p text:style-name="P2"/>
      <text:p text:style-name="P1">Pause 1</text:p>
      <text:p text:style-name="P1"/>
      <text:p text:style-name="P1">The depth of a node is the distance between it and the root. The depth of the root is always 0, and the depth of b is 1.</text:p>
      <text:p text:style-name="P1"/>
      <text:p text:style-name="P1">breath</text:p>
      <text:p text:style-name="P1"/>
      <text:p text:style-name="P1">The algorithm for depth is more naturally calculated iteratively. Using iteration is better coding practice; a major flaw with recursion is the dangerous amount of function call stack space required. </text:p>
      <text:p text:style-name="P1"/>
      <text:p text:style-name="P1">Pause breath</text:p>
      <text:p text:style-name="P1"/>
      <text:p text:style-name="P1">Recursive algorithms in general require at least one recursive function call for each node in the tree. <text:span text:style-name="T3">W</text:span>hen the tree is big there isn’t space to store that many function calls on the stack. The <text:span text:style-name="T3">stack runs out of space, and the </text:span>program crashes. </text:p>
      <text:p text:style-name="P1"/>
      <text:p text:style-name="P3">Next video, we will talk about <text:span text:style-name="T1">traversing a binary tre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7:41:03.200500965</meta:creation-date>
    <dc:date>2017-06-01T16:36:34.467715568</dc:date>
    <meta:editing-duration>PT2H59M2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499" meta:character-count="2535" meta:non-whitespace-character-count="2066"/>
  </office:meta>
</office:document-meta>
</file>